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4" style:family="graphic" style:parent-style-name="standard">
      <style:graphic-properties svg:stroke-width="0.05cm" svg:stroke-color="#000000" draw:marker-start-width="0.36cm" draw:marker-end-width="0.36cm" draw:fill-color="#00ff00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fill-color="#000000" draw:textarea-vertical-align="middle"/>
    </style:style>
    <style:style style:name="gr6" style:family="graphic" style:parent-style-name="standard">
      <style:graphic-properties svg:stroke-color="#000080" draw:fill="none" draw:fill-color="#ffff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12cm"/>
    </style:style>
    <style:style style:name="gr13" style:family="graphic" style:parent-style-name="standard">
      <style:graphic-properties svg:stroke-width="0.03cm" svg:stroke-color="#000000" draw:marker-start-width="0.295cm" draw:marker-end-width="0.295cm" draw:fill-color="#00ff00" draw:textarea-vertical-align="middle" draw:auto-grow-height="false" fo:min-height="0.749cm" fo:min-width="0.499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99cm"/>
    </style:style>
    <style:style style:name="gr15" style:family="graphic" style:parent-style-name="standard">
      <style:graphic-properties draw:fill-color="#ff0000" draw:textarea-vertical-align="middle"/>
    </style:style>
    <style:style style:name="gr16" style:family="graphic" style:parent-style-name="standard">
      <style:graphic-properties svg:stroke-width="0.03cm" svg:stroke-color="#808080" draw:marker-start-width="0.295cm" draw:marker-end-width="0.295cm" draw:fill-color="#00ff00" draw:opacity="50%" draw:textarea-vertical-align="middle" draw:auto-grow-height="false" fo:min-height="0.749cm" fo:min-width="0.499cm" fo:padding-top="0.14cm" fo:padding-bottom="0.14cm" fo:padding-left="0.265cm" fo:padding-right="0.265cm" draw:shadow-opacity="50%"/>
    </style:style>
    <style:style style:name="gr17" style:family="graphic" style:parent-style-name="standard">
      <style:graphic-properties draw:fill-color="#808080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98cm"/>
    </style:style>
    <style:style style:name="gr19" style:family="graphic" style:parent-style-name="standard">
      <style:graphic-properties svg:stroke-width="0.03cm" svg:stroke-color="#808080" draw:marker-start-width="0.295cm" draw:marker-end-width="0.295cm" draw:fill-color="#ccffff" draw:opacity="25%" draw:textarea-vertical-align="middle" draw:auto-grow-height="false" fo:min-height="0.749cm" fo:min-width="0.499cm" fo:padding-top="0.14cm" fo:padding-bottom="0.14cm" fo:padding-left="0.265cm" fo:padding-right="0.265cm" draw:shadow-opacity="25%"/>
    </style:style>
    <style:style style:name="gr20" style:family="graphic" style:parent-style-name="standard">
      <style:graphic-properties svg:stroke-width="0.03cm" svg:stroke-color="#008000" draw:marker-start-width="0.295cm" draw:marker-end-width="0.295cm" draw:fill-color="#ccffff" draw:opacity="50%" draw:textarea-vertical-align="middle" draw:auto-grow-height="false" fo:min-height="0.749cm" fo:min-width="0.499cm" fo:padding-top="0.14cm" fo:padding-bottom="0.14cm" fo:padding-left="0.265cm" fo:padding-right="0.265cm" draw:shadow-opacity="50%"/>
    </style:style>
    <style:style style:name="gr21" style:family="graphic" style:parent-style-name="standard">
      <style:graphic-properties draw:fill-color="#008000" draw:textarea-vertical-align="middle"/>
    </style:style>
    <style:style style:name="gr22" style:family="graphic" style:parent-style-name="objectwithoutfill">
      <style:graphic-properties svg:stroke-width="0.1cm" draw:marker-start-width="0.515cm" draw:marker-end-width="0.51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008000" draw:marker-start-width="0.515cm" draw:marker-end-width="0.51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draw:auto-grow-height="false" fo:min-height="0.749cm" fo:min-width="0.499cm" fo:padding-top="0.14cm" fo:padding-bottom="0.14cm" fo:padding-left="0.265cm" fo:padding-right="0.265cm" draw:shadow-opacity="10%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00ff00" draw:opacity="50%" draw:textarea-vertical-align="middle" draw:auto-grow-height="false" fo:min-height="0.749cm" fo:min-width="0.499cm" fo:padding-top="0.14cm" fo:padding-bottom="0.14cm" fo:padding-left="0.265cm" fo:padding-right="0.265cm" draw:shadow-opacity="50%"/>
    </style:style>
    <style:style style:name="gr26" style:family="graphic" style:parent-style-name="standard">
      <style:graphic-properties svg:stroke-width="0.03cm" svg:stroke-color="#000000" draw:marker-start-width="0.295cm" draw:marker-end-width="0.295cm" draw:fill-color="#00ff00" draw:opacity="40%" draw:textarea-vertical-align="middle" draw:auto-grow-height="false" fo:min-height="0.749cm" fo:min-width="0.499cm" fo:padding-top="0.14cm" fo:padding-bottom="0.14cm" fo:padding-left="0.265cm" fo:padding-right="0.265cm" draw:shadow-opacity="40%"/>
    </style:style>
    <style:style style:name="gr27" style:family="graphic" style:parent-style-name="standard">
      <style:graphic-properties draw:fill-color="#0000ff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07cm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ff0000" fo:font-size="24pt" style:font-size-asian="24pt" style:font-size-complex="24pt"/>
    </style:style>
    <style:style style:name="P5" style:family="paragraph">
      <style:text-properties fo:color="#0000ff"/>
    </style:style>
    <style:style style:name="P6" style:family="paragraph">
      <style:text-properties fo:color="#0000ff" fo:font-size="24pt" style:font-size-asian="24pt" style:font-size-complex="24pt"/>
    </style:style>
    <style:style style:name="P7" style:family="paragraph">
      <style:text-properties fo:color="#ff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5cm" svg:x2="10cm" svg:y2="11cm">
          <text:p/>
        </draw:line>
        <draw:line draw:style-name="gr1" draw:text-style-name="P1" draw:layer="layout" svg:x1="4.5cm" svg:y1="8cm" svg:x2="15.5cm" svg:y2="8cm">
          <text:p/>
        </draw:line>
        <draw:frame draw:style-name="gr2" draw:text-style-name="P2" draw:layer="layout" svg:width="4.033cm" svg:height="1.195cm" svg:x="7.967cm" svg:y="3.905cm">
          <draw:text-box>
            <text:p text:style-name="P2">Quadrant</text:p>
          </draw:text-box>
        </draw:frame>
        <draw:frame draw:style-name="gr3" draw:text-style-name="P2" draw:layer="layout" svg:width="0.972cm" svg:height="1.195cm" svg:x="7.5cm" svg:y="5.002cm">
          <draw:text-box>
            <text:p text:style-name="P2">2</text:p>
          </draw:text-box>
        </draw:frame>
        <draw:custom-shape draw:style-name="gr4" draw:text-style-name="P1" draw:layer="layout" svg:width="8cm" svg:height="8cm" draw:transform="rotate (1.5707963267946) translate (6cm 12cm)">
          <text:p/>
          <draw:enhanced-geometry draw:glue-point-type="segments" draw:mirror-vertical="true" draw:mirror-horizontal="tru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3" draw:layer="layout" svg:width="1.442cm" svg:height="1.195cm" svg:x="13.901cm" svg:y="6.201cm">
          <draw:text-box>
            <text:p><text:span text:style-name="T1">h1</text:span></text:p>
          </draw:text-box>
        </draw:frame>
        <draw:polygon draw:style-name="gr5" draw:text-style-name="P1" draw:layer="layout" svg:width="0.499cm" svg:height="0.699cm" svg:x="13.5cm" svg:y="6.1cm" svg:viewBox="0 0 500 700" draw:points="0,0 100,700 500,600">
          <text:p/>
        </draw:polygon>
        <draw:rect draw:style-name="gr6" draw:text-style-name="P1" draw:layer="layout" svg:width="10cm" svg:height="10cm" svg:x="5cm" svg:y="17.001cm">
          <text:p/>
        </draw:rect>
        <draw:line draw:style-name="gr1" draw:text-style-name="P1" draw:layer="layout" svg:x1="5cm" svg:y1="17.001cm" svg:x2="15cm" svg:y2="27.001cm">
          <text:p/>
        </draw:line>
        <draw:line draw:style-name="gr1" draw:text-style-name="P1" draw:layer="layout" svg:x1="15cm" svg:y1="17.001cm" svg:x2="5cm" svg:y2="27.001cm">
          <text:p/>
        </draw:line>
        <draw:line draw:style-name="gr1" draw:text-style-name="P1" draw:layer="layout" svg:x1="10cm" svg:y1="17.001cm" svg:x2="10cm" svg:y2="27.001cm">
          <text:p/>
        </draw:line>
        <draw:line draw:style-name="gr1" draw:text-style-name="P1" draw:layer="layout" svg:x1="5cm" svg:y1="22.001cm" svg:x2="15cm" svg:y2="22.001cm">
          <text:p/>
        </draw:line>
        <draw:frame draw:style-name="gr7" draw:text-style-name="P4" draw:layer="layout" svg:width="0.921cm" svg:height="1.195cm" svg:x="15.2cm" svg:y="21.401cm">
          <draw:text-box>
            <text:p text:style-name="P4"><text:span text:style-name="T2">x</text:span></text:p>
          </draw:text-box>
        </draw:frame>
        <draw:frame draw:style-name="gr2" draw:text-style-name="P6" draw:layer="layout" svg:width="0.925cm" svg:height="1.195cm" svg:x="9.5cm" svg:y="16.001cm">
          <draw:text-box>
            <text:p text:style-name="P5"><text:span text:style-name="T3">y</text:span></text:p>
          </draw:text-box>
        </draw:frame>
        <draw:frame draw:style-name="gr8" draw:text-style-name="P4" draw:layer="layout" svg:width="1.256cm" svg:height="1.195cm" svg:x="3.844cm" svg:y="21.401cm">
          <draw:text-box>
            <text:p text:style-name="P7"><text:span text:style-name="T2">-x</text:span></text:p>
          </draw:text-box>
        </draw:frame>
        <draw:frame draw:style-name="gr9" draw:text-style-name="P6" draw:layer="layout" svg:width="1.209cm" svg:height="1.195cm" svg:x="9.5cm" svg:y="26.903cm">
          <draw:text-box>
            <text:p text:style-name="P5"><text:span text:style-name="T3">-y</text:span></text:p>
          </draw:text-box>
        </draw:frame>
        <draw:frame draw:style-name="gr10" draw:text-style-name="P3" draw:layer="layout" svg:width="1.467cm" svg:height="1.195cm" svg:x="14.9cm" svg:y="16.002cm">
          <draw:text-box>
            <text:p><text:span text:style-name="T1">d1</text:span></text:p>
          </draw:text-box>
        </draw:frame>
        <draw:frame draw:style-name="gr11" draw:text-style-name="P3" draw:layer="layout" svg:width="1.442cm" svg:height="1.195cm" svg:x="3.7cm" svg:y="16.003cm">
          <draw:text-box>
            <text:p><text:span text:style-name="T1">d2</text:span></text:p>
          </draw:text-box>
        </draw:frame>
        <draw:frame draw:style-name="gr11" draw:text-style-name="P3" draw:layer="layout" svg:width="1.442cm" svg:height="1.195cm" svg:x="3.7cm" svg:y="26.904cm">
          <draw:text-box>
            <text:p><text:span text:style-name="T1">d3</text:span></text:p>
          </draw:text-box>
        </draw:frame>
        <draw:frame draw:style-name="gr12" draw:text-style-name="P3" draw:layer="layout" svg:width="1.912cm" svg:height="1.195cm" svg:x="14.6cm" svg:y="26.905cm">
          <draw:text-box>
            <text:p><text:span text:style-name="T1">d4</text:span></text:p>
          </draw:text-box>
        </draw:frame>
        <draw:custom-shape draw:style-name="gr13" draw:text-style-name="P1" draw:layer="layout" svg:width="8cm" svg:height="8cm" draw:transform="rotate (-2.35619449019309) translate (15.658cm 21.999cm)">
          <text:p/>
          <draw:enhanced-geometry draw:glue-point-type="segments" draw:mirror-vertical="true" draw:mirror-horizontal="fals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4" draw:text-style-name="P3" draw:layer="layout" svg:width="1.861cm" svg:height="1.195cm" svg:x="13.145cm" svg:y="18.916cm">
          <draw:text-box>
            <text:p><text:span text:style-name="T1">d1</text:span><text:span text:style-name="T2">x</text:span></text:p>
          </draw:text-box>
        </draw:frame>
        <draw:polygon draw:style-name="gr15" draw:text-style-name="P1" draw:layer="layout" svg:width="0.491cm" svg:height="0.792cm" svg:x="13.342cm" svg:y="20.061cm" svg:viewBox="0 0 492 793" draw:points="492,793 372,0 0,151">
          <text:p/>
        </draw:polygon>
        <draw:custom-shape draw:style-name="gr16" draw:text-style-name="P1" draw:layer="layout" svg:width="8cm" svg:height="8cm" draw:transform="rotate (1.5707963267946) translate (6cm 12cm)">
          <text:p/>
          <draw:enhanced-geometry draw:glue-point-type="segments" draw:mirror-vertical="true" draw:mirror-horizontal="fals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7" draw:text-style-name="P1" draw:layer="layout" svg:width="0.499cm" svg:height="0.699cm" svg:x="6cm" svg:y="6.1cm" svg:viewBox="0 0 500 700" draw:points="500,0 400,700 0,600">
          <text:p/>
        </draw:polygon>
        <draw:frame draw:style-name="gr18" draw:text-style-name="P3" draw:layer="layout" svg:width="1.442cm" svg:height="1.195cm" svg:x="4.658cm" svg:y="6.205cm">
          <draw:text-box>
            <text:p><text:span text:style-name="T1">h2</text:span></text:p>
          </draw:text-box>
        </draw:frame>
        <draw:frame draw:style-name="gr3" draw:text-style-name="P2" draw:layer="layout" svg:width="0.972cm" svg:height="1.195cm" svg:x="11.5cm" svg:y="5.003cm">
          <draw:text-box>
            <text:p text:style-name="P2">1</text:p>
          </draw:text-box>
        </draw:frame>
        <draw:frame draw:style-name="gr3" draw:text-style-name="P2" draw:layer="layout" svg:width="0.972cm" svg:height="1.195cm" svg:x="7.5cm" svg:y="9.802cm">
          <draw:text-box>
            <text:p text:style-name="P2">3</text:p>
          </draw:text-box>
        </draw:frame>
        <draw:frame draw:style-name="gr3" draw:text-style-name="P2" draw:layer="layout" svg:width="0.972cm" svg:height="1.195cm" svg:x="11.5cm" svg:y="9.803cm">
          <draw:text-box>
            <text:p text:style-name="P2">4</text:p>
          </draw:text-box>
        </draw:frame>
        <draw:custom-shape draw:style-name="gr19" draw:text-style-name="P1" draw:layer="layout" svg:width="8cm" svg:height="8cm" draw:transform="rotate (1.5707963267946) translate (6.008cm 12.001cm)">
          <text:p/>
          <draw:enhanced-geometry draw:glue-point-type="segments" draw:mirror-vertical="false" draw:mirror-horizontal="tru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1" draw:layer="layout" svg:width="8cm" svg:height="8cm" draw:transform="rotate (1.5707963267946) translate (6.001cm 12.001cm)">
          <text:p/>
          <draw:enhanced-geometry draw:glue-point-type="segments" draw:mirror-vertical="false" draw:mirror-horizontal="fals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21" draw:text-style-name="P1" draw:layer="layout" svg:width="-0.499cm" svg:height="-0.699cm" svg:x="6.5cm" svg:y="9.9cm" svg:viewBox="0 0 -500 -700" draw:points="0,0 100,700 500,600">
          <text:p/>
        </draw:polygon>
        <draw:polygon draw:style-name="gr17" draw:text-style-name="P1" draw:layer="layout" svg:width="-0.499cm" svg:height="-0.699cm" svg:x="14cm" svg:y="9.9cm" svg:viewBox="0 0 -500 -700" draw:points="500,0 400,700 0,600">
          <text:p/>
        </draw:polygon>
        <draw:frame draw:style-name="gr3" draw:text-style-name="P3" draw:layer="layout" svg:width="1.442cm" svg:height="1.195cm" svg:x="13.901cm" svg:y="8.602cm">
          <draw:text-box>
            <text:p><text:span text:style-name="T1">h4</text:span></text:p>
          </draw:text-box>
        </draw:frame>
        <draw:frame draw:style-name="gr18" draw:text-style-name="P3" draw:layer="layout" svg:width="1.442cm" svg:height="1.195cm" svg:x="4.602cm" svg:y="8.603cm">
          <draw:text-box>
            <text:p><text:span text:style-name="T1">h3</text:span></text:p>
          </draw:text-box>
        </draw:frame>
        <draw:line draw:style-name="gr22" draw:text-style-name="P1" draw:layer="layout" svg:x1="14cm" svg:y1="8cm" svg:x2="10cm" svg:y2="8cm">
          <text:p/>
        </draw:line>
        <draw:line draw:style-name="gr23" draw:text-style-name="P1" draw:layer="layout" svg:x1="10cm" svg:y1="8cm" svg:x2="6cm" svg:y2="8cm">
          <text:p/>
        </draw:line>
        <draw:custom-shape draw:style-name="gr24" draw:text-style-name="P1" draw:layer="layout" svg:width="8cm" svg:height="8cm" draw:transform="rotate (-2.35619449019309) translate (15.658cm 21.999cm)">
          <text:p/>
          <draw:enhanced-geometry draw:glue-point-type="segments" draw:mirror-vertical="false" draw:mirror-horizontal="tru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4" draw:text-style-name="P1" draw:layer="layout" svg:width="8cm" svg:height="8cm" draw:transform="rotate (-2.35619449019309) translate (15.658cm 21.999cm)">
          <text:p/>
          <draw:enhanced-geometry draw:glue-point-type="segments" draw:mirror-vertical="true" draw:mirror-horizontal="tru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" draw:layer="layout" svg:width="8cm" svg:height="8cm" draw:transform="rotate (-2.35619449019309) translate (15.658cm 21.999cm)">
          <text:p/>
          <draw:enhanced-geometry draw:glue-point-type="segments" draw:mirror-vertical="false" draw:mirror-horizontal="fals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8cm" svg:height="8cm" draw:transform="rotate (-2.86233997327135) translate (14.948cm 24.74cm)">
          <text:p/>
          <draw:enhanced-geometry draw:glue-point-type="segments" draw:mirror-vertical="true" draw:mirror-horizontal="fals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8cm" svg:height="8cm" draw:transform="rotate (-2.86233997327135) translate (14.949cm 24.741cm)">
          <text:p/>
          <draw:enhanced-geometry draw:glue-point-type="segments" draw:mirror-vertical="false" draw:mirror-horizontal="fals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" draw:layer="layout" svg:width="8cm" svg:height="8cm" draw:transform="rotate (-2.86233997327135) translate (14.947cm 24.742cm)">
          <text:p/>
          <draw:enhanced-geometry draw:glue-point-type="segments" draw:mirror-vertical="false" draw:mirror-horizontal="tru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" draw:layer="layout" svg:width="8cm" svg:height="8cm" draw:transform="rotate (-2.86233997327135) translate (14.947cm 24.741cm)">
          <text:p/>
          <draw:enhanced-geometry draw:glue-point-type="segments" draw:mirror-vertical="true" draw:mirror-horizontal="true" draw:type="mso-spt100" draw:modifiers="-90 -118.6989888065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27" draw:text-style-name="P1" draw:layer="layout" svg:width="0.491cm" svg:height="0.792cm" draw:transform="rotate (1.5707963267946) translate (11.1280000000004cm 18.6420000000006cm)" svg:viewBox="0 0 492 793" draw:points="492,0 372,793 0,642">
          <text:p/>
        </draw:polygon>
        <draw:polygon draw:style-name="gr5" draw:text-style-name="P1" draw:layer="layout" svg:width="-0.491cm" svg:height="-0.792cm" svg:x="13.827cm" svg:y="23.933cm" svg:viewBox="0 0 -492 -793" draw:points="0,793 120,0 492,151">
          <text:p/>
        </draw:polygon>
        <draw:polygon draw:style-name="gr5" draw:text-style-name="P1" draw:layer="layout" svg:width="0.491cm" svg:height="0.792cm" svg:x="6.163cm" svg:y="23.12cm" svg:viewBox="0 0 492 793" draw:points="0,0 120,793 492,642">
          <text:p/>
        </draw:polygon>
        <draw:polygon draw:style-name="gr5" draw:text-style-name="P1" draw:layer="layout" svg:width="0.491cm" svg:height="0.792cm" svg:x="6.163cm" svg:y="20.083cm" svg:viewBox="0 0 492 793" draw:points="0,793 120,0 492,151">
          <text:p/>
        </draw:polygon>
        <draw:polygon draw:style-name="gr5" draw:text-style-name="P1" draw:layer="layout" svg:width="-0.792cm" svg:height="-0.491cm" svg:x="11.922cm" svg:y="25.842cm" svg:viewBox="0 0 -793 -492" draw:points="793,0 0,120 151,492">
          <text:p/>
        </draw:polygon>
        <draw:polygon draw:style-name="gr5" draw:text-style-name="P1" draw:layer="layout" svg:width="0.792cm" svg:height="0.491cm" svg:x="8.129cm" svg:y="25.35cm" svg:viewBox="0 0 793 492" draw:points="793,492 0,372 151,0">
          <text:p/>
        </draw:polygon>
        <draw:polygon draw:style-name="gr5" draw:text-style-name="P1" draw:layer="layout" svg:width="-0.792cm" svg:height="-0.491cm" svg:x="8.888cm" svg:y="18.642cm" svg:viewBox="0 0 -793 -492" draw:points="0,492 793,372 642,0">
          <text:p/>
        </draw:polygon>
        <draw:line draw:style-name="gr22" draw:text-style-name="P1" draw:layer="layout" svg:x1="9.98cm" svg:y1="21.99cm" svg:x2="12.82cm" svg:y2="19.15cm">
          <text:p/>
        </draw:line>
        <draw:frame draw:style-name="gr14" draw:text-style-name="P3" draw:layer="layout" svg:width="1.865cm" svg:height="1.195cm" svg:x="11.746cm" svg:y="17.417cm">
          <draw:text-box>
            <text:p><text:span text:style-name="T1">d1</text:span><text:span text:style-name="T3">y</text:span></text:p>
          </draw:text-box>
        </draw:frame>
        <draw:frame draw:style-name="gr14" draw:text-style-name="P3" draw:layer="layout" svg:width="1.865cm" svg:height="1.195cm" svg:x="6.247cm" svg:y="17.418cm">
          <draw:text-box>
            <text:p><text:span text:style-name="T1">d2</text:span><text:span text:style-name="T3">y</text:span></text:p>
          </draw:text-box>
        </draw:frame>
        <draw:frame draw:style-name="gr28" draw:text-style-name="P3" draw:layer="layout" svg:width="1.861cm" svg:height="1.195cm" svg:x="5cm" svg:y="18.917cm">
          <draw:text-box>
            <text:p><text:span text:style-name="T1">d2</text:span><text:span text:style-name="T2">x</text:span></text:p>
          </draw:text-box>
        </draw:frame>
        <draw:frame draw:style-name="gr14" draw:text-style-name="P3" draw:layer="layout" svg:width="1.861cm" svg:height="1.195cm" svg:x="13.146cm" svg:y="23.817cm">
          <draw:text-box>
            <text:p><text:span text:style-name="T1">d4</text:span><text:span text:style-name="T2">x</text:span></text:p>
          </draw:text-box>
        </draw:frame>
        <draw:frame draw:style-name="gr14" draw:text-style-name="P3" draw:layer="layout" svg:width="1.865cm" svg:height="1.195cm" svg:x="11.747cm" svg:y="25.318cm">
          <draw:text-box>
            <text:p><text:span text:style-name="T1">d4</text:span><text:span text:style-name="T3">y</text:span></text:p>
          </draw:text-box>
        </draw:frame>
        <draw:frame draw:style-name="gr14" draw:text-style-name="P3" draw:layer="layout" svg:width="1.865cm" svg:height="1.195cm" svg:x="6.248cm" svg:y="25.319cm">
          <draw:text-box>
            <text:p><text:span text:style-name="T1">d3</text:span><text:span text:style-name="T3">y</text:span></text:p>
          </draw:text-box>
        </draw:frame>
        <draw:frame draw:style-name="gr14" draw:text-style-name="P3" draw:layer="layout" svg:width="1.861cm" svg:height="1.195cm" svg:x="5cm" svg:y="23.805cm">
          <draw:text-box>
            <text:p><text:span text:style-name="T1">d3</text:span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3-02-19T11:44:33.41</dc:date>
    <dc:creator>Karl Hartinger</dc:creator>
    <meta:editing-duration>P1DT5H23M20S</meta:editing-duration>
    <meta:editing-cycles>33</meta:editing-cycles>
    <meta:generator>OpenOffice/4.1.13$Win32 OpenOffice.org_project/4113m1$Build-9810</meta:generator>
    <meta:document-statistic meta:object-count="59"/>
  </office:meta>
</office:document-meta>
</file>